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2a9" officeooo:paragraph-rsid="001d02a9"/>
    </style:style>
    <style:style style:name="P2" style:family="paragraph" style:parent-style-name="Standard">
      <style:text-properties officeooo:rsid="001d975d" officeooo:paragraph-rsid="001d975d"/>
    </style:style>
    <style:style style:name="P3" style:family="paragraph" style:parent-style-name="Standard">
      <style:text-properties officeooo:rsid="001d975d" officeooo:paragraph-rsid="001f6f01"/>
    </style:style>
    <style:style style:name="P4" style:family="paragraph" style:parent-style-name="Standard">
      <style:text-properties officeooo:rsid="001f6f01" officeooo:paragraph-rsid="001f6f01"/>
    </style:style>
    <style:style style:name="P5" style:family="paragraph" style:parent-style-name="Standard">
      <style:text-properties officeooo:rsid="00245695" officeooo:paragraph-rsid="00245695"/>
    </style:style>
    <style:style style:name="P6" style:family="paragraph" style:parent-style-name="Standard">
      <style:text-properties officeooo:rsid="002805f3" officeooo:paragraph-rsid="002805f3"/>
    </style:style>
    <style:style style:name="P7" style:family="paragraph" style:parent-style-name="Standard">
      <style:text-properties officeooo:rsid="0029fa32" officeooo:paragraph-rsid="0029fa32"/>
    </style:style>
    <style:style style:name="P8" style:family="paragraph" style:parent-style-name="Standard">
      <style:text-properties officeooo:rsid="0030117b" officeooo:paragraph-rsid="0030117b"/>
    </style:style>
    <style:style style:name="P9" style:family="paragraph" style:parent-style-name="Standard">
      <style:paragraph-properties fo:text-align="start" style:justify-single-word="false"/>
      <style:text-properties officeooo:rsid="0030117b" officeooo:paragraph-rsid="0030117b"/>
    </style:style>
    <style:style style:name="P10" style:family="paragraph" style:parent-style-name="Standard">
      <style:text-properties officeooo:rsid="0030b352" officeooo:paragraph-rsid="0030b352"/>
    </style:style>
    <style:style style:name="P11" style:family="paragraph" style:parent-style-name="Standard">
      <style:text-properties officeooo:rsid="0032b5bf" officeooo:paragraph-rsid="0032b5bf"/>
    </style:style>
    <style:style style:name="P12" style:family="paragraph" style:parent-style-name="Standard">
      <style:text-properties officeooo:rsid="00371258" officeooo:paragraph-rsid="00371258"/>
    </style:style>
    <style:style style:name="P13" style:family="paragraph" style:parent-style-name="Standard">
      <style:text-properties officeooo:rsid="003bbbd9" officeooo:paragraph-rsid="003bbbd9"/>
    </style:style>
    <style:style style:name="P14" style:family="paragraph" style:parent-style-name="Standard">
      <style:text-properties officeooo:rsid="003f4fca" officeooo:paragraph-rsid="003f4fca"/>
    </style:style>
    <style:style style:name="P15" style:family="paragraph" style:parent-style-name="Standard">
      <style:text-properties officeooo:rsid="00425624" officeooo:paragraph-rsid="00425624"/>
    </style:style>
    <style:style style:name="P16" style:family="paragraph" style:parent-style-name="Standard">
      <style:text-properties officeooo:rsid="0044379f" officeooo:paragraph-rsid="0044379f"/>
    </style:style>
    <style:style style:name="P17" style:family="paragraph" style:parent-style-name="Standard">
      <style:text-properties officeooo:rsid="004ac63e" officeooo:paragraph-rsid="004ac63e"/>
    </style:style>
    <style:style style:name="P18" style:family="paragraph" style:parent-style-name="Standard">
      <style:text-properties officeooo:rsid="004eebfe" officeooo:paragraph-rsid="004eebfe"/>
    </style:style>
    <style:style style:name="P19" style:family="paragraph" style:parent-style-name="Standard">
      <style:text-properties officeooo:rsid="00723a61" officeooo:paragraph-rsid="00723a61"/>
    </style:style>
    <style:style style:name="P20" style:family="paragraph" style:parent-style-name="Standard">
      <style:text-properties officeooo:rsid="00757b91" officeooo:paragraph-rsid="00757b91"/>
    </style:style>
    <style:style style:name="P21" style:family="paragraph" style:parent-style-name="Standard">
      <style:text-properties officeooo:rsid="0092f6e9" officeooo:paragraph-rsid="0092f6e9"/>
    </style:style>
    <style:style style:name="P22" style:family="paragraph" style:parent-style-name="Standard">
      <style:text-properties officeooo:rsid="009a218c" officeooo:paragraph-rsid="009a218c"/>
    </style:style>
    <style:style style:name="P23" style:family="paragraph" style:parent-style-name="Standard">
      <style:text-properties officeooo:rsid="009e01a1" officeooo:paragraph-rsid="009e01a1"/>
    </style:style>
    <style:style style:name="P24" style:family="paragraph" style:parent-style-name="Standard">
      <style:text-properties officeooo:rsid="00a21baa" officeooo:paragraph-rsid="00a21baa"/>
    </style:style>
    <style:style style:name="P25" style:family="paragraph" style:parent-style-name="Standard">
      <style:text-properties officeooo:rsid="00b28b9c" officeooo:paragraph-rsid="00b28b9c"/>
    </style:style>
    <style:style style:name="P26" style:family="paragraph" style:parent-style-name="Standard">
      <style:text-properties officeooo:rsid="00b4c4c5" officeooo:paragraph-rsid="00b4c4c5"/>
    </style:style>
    <style:style style:name="P27" style:family="paragraph" style:parent-style-name="Standard">
      <style:text-properties officeooo:rsid="00b8781f" officeooo:paragraph-rsid="00b8781f"/>
    </style:style>
    <style:style style:name="T1" style:family="text">
      <style:text-properties officeooo:rsid="0030117b"/>
    </style:style>
    <style:style style:name="T2" style:family="text">
      <style:text-properties officeooo:rsid="00365205"/>
    </style:style>
    <style:style style:name="T3" style:family="text">
      <style:text-properties officeooo:rsid="00425624"/>
    </style:style>
    <style:style style:name="T4" style:family="text">
      <style:text-properties officeooo:rsid="0047cf87"/>
    </style:style>
    <style:style style:name="T5" style:family="text">
      <style:text-properties officeooo:rsid="0051f8e5"/>
    </style:style>
    <style:style style:name="T6" style:family="text">
      <style:text-properties officeooo:rsid="0062523e"/>
    </style:style>
    <style:style style:name="T7" style:family="text">
      <style:text-properties officeooo:rsid="007d818c"/>
    </style:style>
    <style:style style:name="T8" style:family="text">
      <style:text-properties officeooo:rsid="00b4c4c5"/>
    </style:style>
    <style:style style:name="T9" style:family="text">
      <style:text-properties officeooo:rsid="00b8781f"/>
    </style:style>
    <style:style style:name="T10" style:family="text">
      <style:text-properties officeooo:rsid="00bc94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Setting directory path</text:p>
      <text:p text:style-name="P1">Loading dataset</text:p>
      <text:p text:style-name="P1"/>
      <text:p text:style-name="P2">#EDA: </text:p>
      <text:p text:style-name="P2">Shape of dataset</text:p>
      <text:p text:style-name="P2">info() of dataset </text:p>
      <text:p text:style-name="P2">describe</text:p>
      <text:p text:style-name="P2">creation of X_train, y_train</text:p>
      <text:p text:style-name="P2"/>
      <text:p text:style-name="P2">#building decision tree</text:p>
      <text:p text:style-name="P2">graphviz, writing data to .dot file and converting to pdf</text:p>
      <text:p text:style-name="P2"/>
      <text:p text:style-name="P2">#Predciting the outcome</text:p>
      <text:p text:style-name="P2">Reading test data</text:p>
      <text:p text:style-name="P2">X_test</text:p>
      <text:p text:style-name="P2">predict the terain model on X_test</text:p>
      <text:p text:style-name="P2">Generate and write data to submission.csv</text:p>
      <text:p text:style-name="P2"/>
      <text:p text:style-name="P3">2.</text:p>
      <text:p text:style-name="P8">One hot encoding(binary classcification)</text:p>
      <text:p text:style-name="P4">fill na with mean value # face in test data</text:p>
      <text:p text:style-name="P4">get dummies</text:p>
      <text:p text:style-name="P4">drop unwanted columns</text:p>
      <text:p text:style-name="P4">predict the result on X_test</text:p>
      <text:p text:style-name="P4"/>
      <text:p text:style-name="P5">3.</text:p>
      <text:p text:style-name="P5">dt=tree.DescisionTreeClassifier(random_state=2014)</text:p>
      <text:p text:style-name="P5">dit.grid={max_depth’:list[1,2,3,4],’min_samples_split’:[1,2,3,6],’creteian’:[‘gini’,’entropy’]}</text:p>
      <text:p text:style-name="P5">grid_tree_estimator = model_selection.GridSearchCV(dt,dt_grid,cv=10, n_jobs=5)</text:p>
      <text:p text:style-name="P5">fit moel of grid_tree_estimator</text:p>
      <text:p text:style-name="P5">grid_tree_estimator.grid_scores_</text:p>
      <text:p text:style-name="P5">grid_tree.estimators.best_scores_</text:p>
      <text:p text:style-name="P5">grid_tree.estimators.best_params_</text:p>
      <text:p text:style-name="P5">grid_tree.estimator.score(X_train,y_train)</text:p>
      <text:p text:style-name="P5"/>
      <text:p text:style-name="P6">predict (X_test) on grid_tree_estimator</text:p>
      <text:p text:style-name="P6"/>
      <text:p text:style-name="P13">### Gini and Entropy</text:p>
      <text:p text:style-name="P13"/>
      <text:p text:style-name="P7">4. <text:span text:style-name="T1">#Feature Engineering </text:span></text:p>
      <text:p text:style-name="P8">Extract and create title column from name , create new column called Title (train features plus test features)</text:p>
      <text:p text:style-name="P8">Imputation work (mean_imputer)</text:p>
      <text:p text:style-name="P9">Bath ages groups and create categorical age columns</text:p>
      <text:p text:style-name="P8">Create a new FamilySize column by combiniing sibsp and parch</text:p>
      <text:p text:style-name="P8">convert numberical family size columns to categorixcal column</text:p>
      <text:p text:style-name="P8">create dummpy values whereever required</text:p>
      <text:p text:style-name="P8">Drop unwanted columns</text:p>
      <text:p text:style-name="P10">Grid_tree_estimator and</text:p>
      <text:p text:style-name="P10">Predict</text:p>
      <text:p text:style-name="P10"/>
      <text:p text:style-name="P10"/>
      <text:p text:style-name="P11"><text:soft-page-break/>5.<text:span text:style-name="T2"># Feature Importnace</text:span></text:p>
      <text:p text:style-name="P12">after creating grid_tree_estimator</text:p>
      <text:p text:style-name="P12">features=X_train.columns</text:p>
      <text:p text:style-name="P12">improtances=grip_tree_estimator.best_estimator_.feature_importnce_</text:p>
      <text:p text:style-name="P12">fe_df=pd.DatFrame({‘feature’: featres, ‘importance’:importnaces})</text:p>
      <text:p text:style-name="P12"/>
      <text:p text:style-name="P12">predict the results</text:p>
      <text:p text:style-name="P2"/>
      <text:p text:style-name="P14">6. <text:span text:style-name="T3"># deployent process</text:span></text:p>
      <text:p text:style-name="P15">joblib.dumps</text:p>
      <text:p text:style-name="P15">joblibs.loads</text:p>
      <text:p text:style-name="P16">.<text:span text:style-name="T4">pkl file importance and creation </text:span></text:p>
      <text:p text:style-name="P17">REST CLINET service usage</text:p>
      <text:p text:style-name="P17"/>
      <text:p text:style-name="P18">Sampl<text:span text:style-name="T6">i</text:span>ng techniques(K-fold/cv, Booststrap aggresgation, <text:span text:style-name="T5">resample_</text:span>holdout)</text:p>
      <text:p text:style-name="P18"/>
      <text:p text:style-name="P19">7. Over fitting, Under fitting</text:p>
      <text:p text:style-name="P19"/>
      <text:p text:style-name="P20">8. Bootstrap Aggregation / <text:span text:style-name="T7">Bagging (Theory)</text:span></text:p>
      <text:p text:style-name="P21"><text:tab/>High Biased data / Low biased data</text:p>
      <text:p text:style-name="P21"><text:tab/>Hight Variance / Low Variance </text:p>
      <text:p text:style-name="P21"/>
      <text:p text:style-name="P22">9. Confusion matrix, Baggining – Random forest tree concent, Boosting- adopt boosting</text:p>
      <text:p text:style-name="P23">Procs and cons of Random forest and Boosting </text:p>
      <text:p text:style-name="P24"/>
      <text:p text:style-name="P24">10. Building multiple trees (using bagging and bossting)</text:p>
      <text:p text:style-name="P24"/>
      <text:p text:style-name="P25">11. Max_features and <text:span text:style-name="T8">learning rate</text:span></text:p>
      <text:p text:style-name="P26">12. <text:span text:style-name="T9">Gradient boosting(finds probability disfference b/w previoud tree)</text:span></text:p>
      <text:p text:style-name="P27">13. Voting (Hard and Soft voting)</text:p>
      <text:p text:style-name="P27">14. <text:span text:style-name="T10">Stacking (builds noraml models on tree/forest and in second stage butilds one more tree/forest based on the results of first tree)</text:span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32:54.112571022</meta:creation-date>
    <dc:date>2018-04-11T14:42:04.720721418</dc:date>
    <meta:editing-duration>PT6H5M49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284" meta:character-count="2348" meta:non-whitespace-character-count="2119"/>
  </office:meta>
</office:document-meta>
</file>